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" style:family="table-cell" style:parent-style-name="Default" style:data-style-name="N104"/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ext-properties style:font-name="Liberation Sans2" style:font-name-asian="Liberation Sans2" style:font-name-complex="Liberation Sans2"/>
    </style:style>
    <style:style style:name="ce7" style:family="table-cell" style:parent-style-name="Default" style:data-style-name="N11">
      <style:text-properties style:font-name="Liberation Sans1"/>
    </style:style>
    <style:style style:name="ce8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2" style:text-position="33% 58%" style:font-name-asian="Liberation Sans2" style:font-name-complex="Liberation Sans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chool</text:p>
          </table:table-cell>
          <table:table-cell table:style-name="ce3" office:value-type="string" calcext:value-type="string">
            <text:p>Rank</text:p>
          </table:table-cell>
          <table:table-cell table:style-name="ce1" office:value-type="string" calcext:value-type="string">
            <text:p>Gross Wage</text:p>
          </table:table-cell>
          <table:table-cell table:style-name="ce1" office:value-type="string" calcext:value-type="string">
            <text:p>Cost of Living</text:p>
          </table:table-cell>
          <table:table-cell table:style-name="ce1" office:value-type="string" calcext:value-type="string">
            <text:p>LW Ratio</text:p>
          </table:table-cell>
          <table:table-cell table:style-name="ce1" office:value-type="string" calcext:value-type="string">
            <text:p>Healthcare</text:p>
          </table:table-cell>
          <table:table-cell table:style-name="ce1" office:value-type="string" calcext:value-type="string">
            <text:p>Source</text:p>
          </table:table-cell>
          <table:table-cell table:number-columns-repeated="8"/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C Berkeley</text:p>
          </table:table-cell>
          <table:table-cell office:value-type="float" office:value="5" calcext:value-type="float">
            <text:p>5</text:p>
          </table:table-cell>
          <table:table-cell table:style-name="ce2" office:value-type="currency" office:currency="USD" office:value="23246.5" calcext:value-type="currency">
            <text:p>$23,246.50</text:p>
          </table:table-cell>
          <table:table-cell table:style-name="ce2" office:value-type="currency" office:currency="USD" office:value="53144" calcext:value-type="currency">
            <text:p>$53,144.00</text:p>
          </table:table-cell>
          <table:table-cell table:style-name="ce7" table:formula="of:=100*TRUNC(IMDIV([.C2];[.D2]);2)%" office:value-type="percentage" office:value="0.43" calcext:value-type="percentage">
            <text:p>43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hr.berkeley.edu/labor/contracts/BX/current-rates</text:p>
          </table:table-cell>
          <table:table-cell table:number-columns-repeated="8"/>
          <table:table-cell office:value-type="string" calcext:value-type="string">
            <text:p>Currently on strike due to abysmal pay. This is the salary for TAs with no teaching experience. The salary for the most experienced TAs is $27666.</text:p>
          </table:table-cell>
        </table:table-row>
        <table:table-row table:style-name="ro1">
          <table:table-cell office:value-type="string" calcext:value-type="string">
            <text:p>UCSD</text:p>
          </table:table-cell>
          <table:table-cell office:value-type="float" office:value="24" calcext:value-type="float">
            <text:p>24</text:p>
          </table:table-cell>
          <table:table-cell table:style-name="ce2" office:value-type="currency" office:currency="USD" office:value="23246.5" calcext:value-type="currency">
            <text:p>$23,246.50</text:p>
          </table:table-cell>
          <table:table-cell table:style-name="ce2" office:value-type="currency" office:currency="USD" office:value="45489.6" calcext:value-type="currency">
            <text:p>$45,489.60</text:p>
          </table:table-cell>
          <table:table-cell table:style-name="ce7" table:formula="of:=100*TRUNC(IMDIV([.C3];[.D3]);2)%" office:value-type="percentage" office:value="0.51" calcext:value-type="percentage">
            <text:p>51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grad.ucsd.edu/financial/employment/student-pay-rates.html</text:p>
          </table:table-cell>
          <table:table-cell table:number-columns-repeated="8"/>
          <table:table-cell office:value-type="string" calcext:value-type="string">
            <text:p>Currently on strike due to abysmal pay</text:p>
          </table:table-cell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10" calcext:value-type="float">
            <text:p>10</text:p>
          </table:table-cell>
          <table:table-cell table:style-name="ce2" office:value-type="currency" office:currency="USD" office:value="24000" calcext:value-type="currency">
            <text:p>$24,000.00</text:p>
          </table:table-cell>
          <table:table-cell table:style-name="ce2" office:value-type="currency" office:currency="USD" office:value="44969.6" calcext:value-type="currency">
            <text:p>$44,969.60</text:p>
          </table:table-cell>
          <table:table-cell table:style-name="ce7" table:formula="of:=100*TRUNC(IMDIV([.C4];[.D4]);2)%" office:value-type="percentage" office:value="0.53" calcext:value-type="percentage">
            <text:p>53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www.washingtonpost.com/business/2022/11/14/university-california-strike-academic-workers-union/</text:p>
          </table:table-cell>
          <table:table-cell table:number-columns-repeated="8"/>
          <table:table-cell office:value-type="string" calcext:value-type="string">
            <text:p>Currently on strike due to abysmal pay</text:p>
          </table:table-cell>
        </table:table-row>
        <table:table-row table:style-name="ro1">
          <table:table-cell office:value-type="string" calcext:value-type="string">
            <text:p>UM Twin Cities</text:p>
          </table:table-cell>
          <table:table-cell office:value-type="float" office:value="18" calcext:value-type="float">
            <text:p>18</text:p>
          </table:table-cell>
          <table:table-cell table:style-name="ce2" office:value-type="currency" office:currency="USD" office:value="22000" calcext:value-type="currency">
            <text:p>$22,000.00</text:p>
          </table:table-cell>
          <table:table-cell table:style-name="ce2" office:value-type="currency" office:currency="USD" office:value="37856" calcext:value-type="currency">
            <text:p>$37,856.00</text:p>
          </table:table-cell>
          <table:table-cell table:style-name="ce7" table:formula="of:=100*TRUNC(IMDIV([.C5];[.D5]);2)%" office:value-type="percentage" office:value="0.58" calcext:value-type="percentage">
            <text:p>58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cse.umn.edu/math/tuition-benefi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IUC</text:p>
          </table:table-cell>
          <table:table-cell office:value-type="float" office:value="25" calcext:value-type="float">
            <text:p>25</text:p>
          </table:table-cell>
          <table:table-cell table:style-name="ce2" office:value-type="currency" office:currency="USD" office:value="21681" calcext:value-type="currency">
            <text:p>$21,681.00</text:p>
          </table:table-cell>
          <table:table-cell table:style-name="ce2" office:value-type="currency" office:currency="USD" office:value="35422.4" calcext:value-type="currency">
            <text:p>$35,422.40</text:p>
          </table:table-cell>
          <table:table-cell table:style-name="ce7" table:formula="of:=100*TRUNC(IMDIV([.C6];[.D6]);2)%" office:value-type="percentage" office:value="0.61" calcext:value-type="percentage">
            <text:p>61.00%</text:p>
          </table:table-cell>
          <table:table-cell office:value-type="string" calcext:value-type="string">
            <text:p>9 months</text:p>
          </table:table-cell>
          <table:table-cell office:value-type="string" calcext:value-type="string">
            <text:p>Myself and other current T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M Ann Arbor</text:p>
          </table:table-cell>
          <table:table-cell office:value-type="float" office:value="11" calcext:value-type="float">
            <text:p>11</text:p>
          </table:table-cell>
          <table:table-cell table:style-name="ce2" office:value-type="currency" office:currency="USD" office:value="24055" calcext:value-type="currency">
            <text:p>$24,055.00</text:p>
          </table:table-cell>
          <table:table-cell table:style-name="ce2" office:value-type="currency" office:currency="USD" office:value="38542.4" calcext:value-type="currency">
            <text:p>$38,542.40</text:p>
          </table:table-cell>
          <table:table-cell table:style-name="ce7" table:formula="of:=100*TRUNC(IMDIV([.C7];[.D7]);2)%" office:value-type="percentage" office:value="0.62" calcext:value-type="percentage">
            <text:p>62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hr.umich.edu/sites/default/files/2022-2023_gsa_salary_memo.pdf</text:p>
          </table:table-cell>
          <table:table-cell table:number-columns-repeated="8"/>
          <table:table-cell office:value-type="string" calcext:value-type="string">
            <text:p>Students need to switch to a different health insurance plan while between semesters (e.g. during the summer). This plan is also provided by the school.</text:p>
          </table:table-cell>
        </table:table-row>
        <table:table-row table:style-name="ro1">
          <table:table-cell office:value-type="string" calcext:value-type="string">
            <text:p>UW Madison</text:p>
          </table:table-cell>
          <table:table-cell office:value-type="float" office:value="20" calcext:value-type="float">
            <text:p>20</text:p>
          </table:table-cell>
          <table:table-cell table:style-name="ce2" office:value-type="currency" office:currency="USD" office:value="24648" calcext:value-type="currency">
            <text:p>$24,648.00</text:p>
          </table:table-cell>
          <table:table-cell table:style-name="ce2" office:value-type="currency" office:currency="USD" office:value="36441.6" calcext:value-type="currency">
            <text:p>$36,441.60</text:p>
          </table:table-cell>
          <table:table-cell table:style-name="ce7" table:formula="of:=100*TRUNC(IMDIV([.C8];[.D8]);2)%" office:value-type="percentage" office:value="0.67" calcext:value-type="percentage">
            <text:p>67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grad.wisc.edu/wp-content/uploads/sites/329/2022/04/GA-Stipend-rates-FY23-Approved-9.13.22.pdf</text:p>
          </table:table-cell>
          <table:table-cell table:number-columns-repeated="8"/>
          <table:table-cell office:value-type="string" calcext:value-type="string">
            <text:p>The “Head TA” is paid $27313.</text:p>
          </table:table-cell>
        </table:table-row>
        <table:table-row table:style-name="ro1">
          <table:table-cell office:value-type="string" calcext:value-type="string">
            <text:p>CMU</text:p>
          </table:table-cell>
          <table:table-cell office:value-type="float" office:value="21" calcext:value-type="float">
            <text:p>21</text:p>
          </table:table-cell>
          <table:table-cell table:style-name="ce2" office:value-type="currency" office:currency="USD" office:value="22950" calcext:value-type="currency">
            <text:p>$22,950.00</text:p>
          </table:table-cell>
          <table:table-cell table:style-name="ce2" office:value-type="currency" office:currency="USD" office:value="33321.6" calcext:value-type="currency">
            <text:p>$33,321.60</text:p>
          </table:table-cell>
          <table:table-cell table:style-name="ce7" table:formula="of:=100*TRUNC(IMDIV([.C9];[.D9]);2)%" office:value-type="percentage" office:value="0.68" calcext:value-type="percentage">
            <text:p>68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www.cmu.edu/stugov/gsa/campus-advocacy/stipend-report-2021-2022.html</text:p>
          </table:table-cell>
          <table:table-cell table:number-columns-repeated="8"/>
          <table:table-cell office:value-type="string" calcext:value-type="string">
            <text:p>Insurance cost is not covered.</text:p>
          </table:table-cell>
        </table:table-row>
        <table:table-row table:style-name="ro1">
          <table:table-cell office:value-type="string" calcext:value-type="string">
            <text:p>Harvard</text:p>
          </table:table-cell>
          <table:table-cell office:value-type="float" office:value="3" calcext:value-type="float">
            <text:p>3</text:p>
          </table:table-cell>
          <table:table-cell table:style-name="ce2" office:value-type="currency" office:currency="USD" office:value="33850" calcext:value-type="currency">
            <text:p>$33,850.00</text:p>
          </table:table-cell>
          <table:table-cell table:style-name="ce2" office:value-type="currency" office:currency="USD" office:value="46924" calcext:value-type="currency">
            <text:p>$46,924.00</text:p>
          </table:table-cell>
          <table:table-cell table:style-name="ce7" table:formula="of:=100*TRUNC(IMDIV([.C10];[.D10]);2)%" office:value-type="percentage" office:value="0.72" calcext:value-type="percentage">
            <text:p>72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gsas.harvard.edu/financial-aid/financial-support-phd-students/students-humanities-and-social-sciences/Financial-Teaching</text:p>
          </table:table-cell>
          <table:table-cell table:number-columns-repeated="8"/>
          <table:table-cell office:value-type="string" calcext:value-type="string">
            <text:p>First-years receive a full stipend with no teaching obligations. Second- through fifth-years receive a half stipend with no teaching obligations.</text:p>
          </table:table-cell>
        </table:table-row>
        <table:table-row table:style-name="ro1"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USD" office:value="34920" calcext:value-type="currency">
            <text:p>$34,920.00</text:p>
          </table:table-cell>
          <table:table-cell table:style-name="ce2" office:value-type="currency" office:currency="USD" office:value="46924" calcext:value-type="currency">
            <text:p>$46,924.00</text:p>
          </table:table-cell>
          <table:table-cell table:style-name="ce7" table:formula="of:=100*TRUNC(IMDIV([.C11];[.D11]);2)%" office:value-type="percentage" office:value="0.74" calcext:value-type="percentage">
            <text:p>74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math.mit.edu/academics/grad/financial/index.html</text:p>
          </table:table-cell>
          <table:table-cell table:number-columns-repeated="8"/>
          <table:table-cell office:value-type="string" calcext:value-type="string">
            <text:p>One month of guaranteed summer fellowship</text:p>
          </table:table-cell>
        </table:table-row>
        <table:table-row table:style-name="ro1">
          <table:table-cell office:value-type="string" calcext:value-type="string">
            <text:p>Cornell</text:p>
          </table:table-cell>
          <table:table-cell office:value-type="float" office:value="12" calcext:value-type="float">
            <text:p>12</text:p>
          </table:table-cell>
          <table:table-cell table:style-name="ce2" office:value-type="currency" office:currency="USD" office:value="30088" calcext:value-type="currency">
            <text:p>$30,088.00</text:p>
          </table:table-cell>
          <table:table-cell table:style-name="ce2" office:value-type="currency" office:currency="USD" office:value="39020.8" calcext:value-type="currency">
            <text:p>$39,020.80</text:p>
          </table:table-cell>
          <table:table-cell table:style-name="ce7" table:formula="of:=100*TRUNC(IMDIV([.C12];[.D12]);2)%" office:value-type="percentage" office:value="0.77" calcext:value-type="percentage">
            <text:p>77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<text:a xlink:href="https://math.cornell.edu/graduate-funding" xlink:type="simple">https://math.cornell.edu/graduate-funding</text:a> and <text:a xlink:href="https://studenthealthbenefits.cornell.edu/rates-dates/2022-2023-rates-dates" xlink:type="simple">https://studenthealthbenefits.cornell.edu/rates-dates/2022-2023-rates-dates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Stanford</text:span><text:span text:style-name="T2">†</text:span></text:p>
          </table:table-cell>
          <table:table-cell office:value-type="float" office:value="4" calcext:value-type="float">
            <text:p>4</text:p>
          </table:table-cell>
          <table:table-cell table:style-name="ce2" office:value-type="currency" office:currency="USD" office:value="47280" calcext:value-type="currency">
            <text:p>$47,280.00</text:p>
          </table:table-cell>
          <table:table-cell table:style-name="ce2" office:value-type="currency" office:currency="USD" office:value="60985" calcext:value-type="currency">
            <text:p>$60,985.00</text:p>
          </table:table-cell>
          <table:table-cell table:style-name="ce7" table:formula="of:=100*TRUNC(IMDIV([.C13];[.D13]);2)%" office:value-type="percentage" office:value="0.77" calcext:value-type="percentage">
            <text:p>77.00%</text:p>
          </table:table-cell>
          <table:table-cell office:value-type="string" calcext:value-type="string">
            <text:p>12 months</text:p>
          </table:table-cell>
          <table:table-cell table:number-columns-repeated="9"/>
          <table:table-cell office:value-type="string" calcext:value-type="string">
            <text:p>Minimum allowed by the university for a 50% appointment is $37,566. However, the actual stipend is not listed on the math department website.</text:p>
          </table:table-cell>
        </table:table-row>
        <table:table-row table:style-name="ro1">
          <table:table-cell office:value-type="string" calcext:value-type="string">
            <text:p>Georgia Tech</text:p>
          </table:table-cell>
          <table:table-cell office:value-type="float" office:value="22" calcext:value-type="float">
            <text:p>22</text:p>
          </table:table-cell>
          <table:table-cell table:style-name="ce2" office:value-type="currency" office:currency="USD" office:value="31000" calcext:value-type="currency">
            <text:p>$31,000.00</text:p>
          </table:table-cell>
          <table:table-cell table:style-name="ce2" office:value-type="currency" office:currency="USD" office:value="38209.6" calcext:value-type="currency">
            <text:p>$38,209.60</text:p>
          </table:table-cell>
          <table:table-cell table:style-name="ce7" table:formula="of:=100*TRUNC(IMDIV([.C14];[.D14]);2)%" office:value-type="percentage" office:value="0.81" calcext:value-type="percentage">
            <text:p>81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yu.math.gatech.edu/GraduateProgram/ProspectiveStudents.pdf</text:p>
          </table:table-cell>
          <table:table-cell table:number-columns-repeated="8"/>
          <table:table-cell office:value-type="string" calcext:value-type="string">
            <text:p>Insurance cost is not covered.</text:p>
          </table:table-cell>
        </table:table-row>
        <table:table-row table:style-name="ro1">
          <table:table-cell office:value-type="string" calcext:value-type="string">
            <text:p><text:span text:style-name="T1">NYU</text:span><text:span text:style-name="T2">†</text:span></text:p>
          </table:table-cell>
          <table:table-cell office:value-type="float" office:value="9" calcext:value-type="float">
            <text:p>9</text:p>
          </table:table-cell>
          <table:table-cell table:style-name="ce2" office:value-type="currency" office:currency="USD" office:value="39000" calcext:value-type="currency">
            <text:p>$39,000.00</text:p>
          </table:table-cell>
          <table:table-cell table:style-name="ce2" office:value-type="currency" office:currency="USD" office:value="47236.8" calcext:value-type="currency">
            <text:p>$47,236.80</text:p>
          </table:table-cell>
          <table:table-cell table:style-name="ce7" table:formula="of:=100*TRUNC(IMDIV([.C15];[.D15]);2)%" office:value-type="percentage" office:value="0.82" calcext:value-type="percentage">
            <text:p>82.00%</text:p>
          </table:table-cell>
          <table:table-cell office:value-type="string" calcext:value-type="string">
            <text:p>12 months</text:p>
          </table:table-cell>
          <table:table-cell table:number-columns-repeated="9"/>
          <table:table-cell office:value-type="string" calcext:value-type="string">
            <text:p>No teaching required. This amount includes summer funding, which is guaranteed for the first two years; however, students can earn $15,000 by TAing from the second year on.</text:p>
          </table:table-cell>
        </table:table-row>
        <table:table-row table:style-name="ro1">
          <table:table-cell office:value-type="string" calcext:value-type="string">
            <text:p><text:span text:style-name="T1">CalTech</text:span><text:span text:style-name="T2">†</text:span></text:p>
          </table:table-cell>
          <table:table-cell office:value-type="float" office:value="7" calcext:value-type="float">
            <text:p>7</text:p>
          </table:table-cell>
          <table:table-cell table:style-name="ce2" office:value-type="currency" office:currency="USD" office:value="38500" calcext:value-type="currency">
            <text:p>$38,500.00</text:p>
          </table:table-cell>
          <table:table-cell table:style-name="ce2" office:value-type="currency" office:currency="USD" office:value="45531" calcext:value-type="currency">
            <text:p>$45,531.00</text:p>
          </table:table-cell>
          <table:table-cell table:style-name="ce7" table:formula="of:=100*TRUNC(IMDIV([.C16];[.D16]);2)%" office:value-type="percentage" office:value="0.84" calcext:value-type="percentage">
            <text:p>84.00%</text:p>
          </table:table-cell>
          <table:table-cell office:value-type="string" calcext:value-type="string">
            <text:p>12 months</text:p>
          </table:table-cell>
          <table:table-cell table:number-columns-repeated="9"/>
          <table:table-cell office:value-type="string" calcext:value-type="string">
            <text:p>While CalTech has funding information on their website at <text:a xlink:href="https://gradoffice.caltech.edu/financialsupport/stipends" xlink:type="simple">https://gradoffice.caltech.edu/financialsupport/stipends</text:a>, this page is only accessible from within the university network.</text:p>
          </table:table-cell>
        </table:table-row>
        <table:table-row table:style-name="ro1">
          <table:table-cell office:value-type="string" calcext:value-type="string">
            <text:p>Columbia</text:p>
          </table:table-cell>
          <table:table-cell office:value-type="float" office:value="8" calcext:value-type="float">
            <text:p>8</text:p>
          </table:table-cell>
          <table:table-cell table:style-name="ce2" office:value-type="currency" office:currency="USD" office:value="39990" calcext:value-type="currency">
            <text:p>$39,990.00</text:p>
          </table:table-cell>
          <table:table-cell table:style-name="ce2" office:value-type="currency" office:currency="USD" office:value="47236.8" calcext:value-type="currency">
            <text:p>$47,236.80</text:p>
          </table:table-cell>
          <table:table-cell table:style-name="ce7" table:formula="of:=100*TRUNC(IMDIV([.C17];[.D17]);2)%" office:value-type="percentage" office:value="0.84" calcext:value-type="percentage">
            <text:p>84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studentbenefits.provost.columbia.edu/content/compensation-and-student-employee-benefits</text:p>
          </table:table-cell>
          <table:table-cell table:number-columns-repeated="8"/>
          <table:table-cell office:value-type="string" calcext:value-type="string">
            <text:p>This includes a guaranteed summer stipend.</text:p>
          </table:table-cell>
        </table:table-row>
        <table:table-row table:style-name="ro1">
          <table:table-cell office:value-type="string" calcext:value-type="string">
            <text:p>Northwestern</text:p>
          </table:table-cell>
          <table:table-cell office:value-type="float" office:value="16" calcext:value-type="float">
            <text:p>16</text:p>
          </table:table-cell>
          <table:table-cell table:style-name="ce2" office:value-type="currency" office:currency="USD" office:value="35196" calcext:value-type="currency">
            <text:p>$35,196.00</text:p>
          </table:table-cell>
          <table:table-cell table:style-name="ce2" office:value-type="currency" office:currency="USD" office:value="40123.2" calcext:value-type="currency">
            <text:p>$40,123.20</text:p>
          </table:table-cell>
          <table:table-cell table:style-name="ce7" table:formula="of:=100*TRUNC(IMDIV([.C18];[.D18]);2)%" office:value-type="percentage" office:value="0.87" calcext:value-type="percentage">
            <text:p>87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www.tgs.northwestern.edu/funding/</text:p>
          </table:table-cell>
          <table:table-cell table:number-columns-repeated="8"/>
          <table:table-cell office:value-type="string" calcext:value-type="string">
            <text:p>The listed wage is a minimum.</text:p>
          </table:table-cell>
        </table:table-row>
        <table:table-row table:style-name="ro1">
          <table:table-cell office:value-type="string" calcext:value-type="string">
            <text:p>UChicago</text:p>
          </table:table-cell>
          <table:table-cell office:value-type="float" office:value="6" calcext:value-type="float">
            <text:p>6</text:p>
          </table:table-cell>
          <table:table-cell table:style-name="ce2" office:value-type="currency" office:currency="USD" office:value="31000" calcext:value-type="currency">
            <text:p>$31,000.00</text:p>
          </table:table-cell>
          <table:table-cell table:style-name="ce2" office:value-type="currency" office:currency="USD" office:value="34153.6" calcext:value-type="currency">
            <text:p>$34,153.60</text:p>
          </table:table-cell>
          <table:table-cell table:style-name="ce7" table:formula="of:=100*TRUNC(IMDIV([.C19];[.D19]);2)%" office:value-type="percentage" office:value="0.9" calcext:value-type="percentage">
            <text:p>90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socialsciences.uchicago.edu/admissions/funding-resources</text:p>
          </table:table-cell>
          <table:table-cell table:number-columns-repeated="8"/>
          <table:table-cell office:value-type="string" calcext:value-type="string">
            <text:p>No student teaches more than one course per quarter, and first-year students do not teach under any circumstances. Summer support is contingent on the whims of the NSF. The listed wage is the university minimum.</text:p>
          </table:table-cell>
        </table:table-row>
        <table:table-row table:style-name="ro1">
          <table:table-cell office:value-type="string" calcext:value-type="string">
            <text:p>Johns Hopkins</text:p>
          </table:table-cell>
          <table:table-cell office:value-type="float" office:value="23" calcext:value-type="float">
            <text:p>23</text:p>
          </table:table-cell>
          <table:table-cell table:style-name="ce2" office:value-type="currency" office:currency="USD" office:value="33000" calcext:value-type="currency">
            <text:p>$33,000.00</text:p>
          </table:table-cell>
          <table:table-cell table:style-name="ce2" office:value-type="currency" office:currency="USD" office:value="36483.2" calcext:value-type="currency">
            <text:p>$36,483.20</text:p>
          </table:table-cell>
          <table:table-cell table:style-name="ce7" table:formula="of:=100*TRUNC(IMDIV([.C20];[.D20]);2)%" office:value-type="percentage" office:value="0.9" calcext:value-type="percentage">
            <text:p>90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mathematics.jhu.edu/graduate/admission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UT Austin</text:span><text:span text:style-name="T2">†</text:span></text:p>
          </table:table-cell>
          <table:table-cell office:value-type="float" office:value="15" calcext:value-type="float">
            <text:p>15</text:p>
          </table:table-cell>
          <table:table-cell table:style-name="ce2" office:value-type="currency" office:currency="USD" office:value="34000" calcext:value-type="currency">
            <text:p>$34,000.00</text:p>
          </table:table-cell>
          <table:table-cell table:style-name="ce2" office:value-type="currency" office:currency="USD" office:value="36316.8" calcext:value-type="currency">
            <text:p>$36,316.80</text:p>
          </table:table-cell>
          <table:table-cell table:style-name="ce7" table:formula="of:=100*TRUNC(IMDIV([.C21];[.D21]);2)%" office:value-type="percentage" office:value="0.93" calcext:value-type="percentage">
            <text:p>93.00%</text:p>
          </table:table-cell>
          <table:table-cell office:value-type="string" calcext:value-type="string">
            <text:p>12 months</text:p>
          </table:table-cell>
          <table:table-cell table:number-columns-repeated="9"/>
          <table:table-cell office:value-type="string" calcext:value-type="string">
            <text:p>Continuing TAs receive summer insurance, but recent alumni may not.</text:p>
          </table:table-cell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17" calcext:value-type="float">
            <text:p>17</text:p>
          </table:table-cell>
          <table:table-cell table:style-name="ce2" office:value-type="currency" office:currency="USD" office:value="34660" calcext:value-type="currency">
            <text:p>$34,660.00</text:p>
          </table:table-cell>
          <table:table-cell table:style-name="ce2" office:value-type="currency" office:currency="USD" office:value="35838.4" calcext:value-type="currency">
            <text:p>$35,838.40</text:p>
          </table:table-cell>
          <table:table-cell table:style-name="ce7" table:formula="of:=100*TRUNC(IMDIV([.C22];[.D22]);2)%" office:value-type="percentage" office:value="0.96" calcext:value-type="percentage">
            <text:p>96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gradschool.duke.edu/about/news/phd-stipend-increase-and-other-cost-living-measures/</text:p>
          </table:table-cell>
          <table:table-cell table:number-columns-repeated="8"/>
          <table:table-cell office:value-type="string" calcext:value-type="string">
            <text:p>Students in their first two years are guaranteed Summer Research Fellowships of $8250. Next year’s stipend is set to be a $4000 increase.</text:p>
          </table:table-cell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13" calcext:value-type="float">
            <text:p>13</text:p>
          </table:table-cell>
          <table:table-cell table:style-name="ce2" office:value-type="currency" office:currency="USD" office:value="38300" calcext:value-type="currency">
            <text:p>$38,300.00</text:p>
          </table:table-cell>
          <table:table-cell table:style-name="ce2" office:value-type="currency" office:currency="USD" office:value="38417.6" calcext:value-type="currency">
            <text:p>$38,417.60</text:p>
          </table:table-cell>
          <table:table-cell table:style-name="ce7" table:formula="of:=100*TRUNC(IMDIV([.C23];[.D23]);2)%" office:value-type="percentage" office:value="0.99" calcext:value-type="percentage">
            <text:p>99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gsas.yale.edu/resources-students/finances-fellowships/stipend-payments</text:p>
          </table:table-cell>
          <table:table-cell table:number-columns-repeated="8"/>
          <table:table-cell office:value-type="string" calcext:value-type="string">
            <text:p>Listed wage is the minimum permitted by the school; the actual stipend may be higher.</text:p>
          </table:table-cell>
        </table:table-row>
        <table:table-row table:style-name="ro1">
          <table:table-cell office:value-type="string" calcext:value-type="string">
            <text:p>Princeton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USD" office:value="42000" calcext:value-type="currency">
            <text:p>$42,000.00</text:p>
          </table:table-cell>
          <table:table-cell table:style-name="ce2" office:value-type="currency" office:currency="USD" office:value="39769.6" calcext:value-type="currency">
            <text:p>$39,769.60</text:p>
          </table:table-cell>
          <table:table-cell table:style-name="ce7" table:formula="of:=100*TRUNC(IMDIV([.C24];[.D24]);2)%" office:value-type="percentage" office:value="1.05" calcext:value-type="percentage">
            <text:p>105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gradschool.princeton.edu/financial-support/financial-support-model</text:p>
          </table:table-cell>
          <table:table-cell table:number-columns-repeated="8"/>
          <table:table-cell office:value-type="string" calcext:value-type="string">
            <text:p>First-years receive a $45.6k fellowship with no teaching requirements</text:p>
          </table:table-cell>
        </table:table-row>
        <table:table-row table:style-name="ro1">
          <table:table-cell office:value-type="string" calcext:value-type="string">
            <text:p>UPenn</text:p>
          </table:table-cell>
          <table:table-cell office:value-type="float" office:value="19" calcext:value-type="float">
            <text:p>19</text:p>
          </table:table-cell>
          <table:table-cell table:style-name="ce2" office:value-type="currency" office:currency="USD" office:value="39151" calcext:value-type="currency">
            <text:p>$39,151.00</text:p>
          </table:table-cell>
          <table:table-cell table:style-name="ce2" office:value-type="currency" office:currency="USD" office:value="36108.8" calcext:value-type="currency">
            <text:p>$36,108.80</text:p>
          </table:table-cell>
          <table:table-cell table:style-name="ce7" table:formula="of:=100*TRUNC(IMDIV([.C25];[.D25]);2)%" office:value-type="percentage" office:value="1.08" calcext:value-type="percentage">
            <text:p>108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www.math.upenn.edu/graduate/program-description#funding</text:p>
          </table:table-cell>
          <table:table-cell table:number-columns-repeated="8"/>
          <table:table-cell office:value-type="string" calcext:value-type="string">
            <text:p>For the first year and two additional semesters, as well as three summers, the stipend is provided without any teaching requirements.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14" calcext:value-type="float">
            <text:p>14</text:p>
          </table:table-cell>
          <table:table-cell table:style-name="ce2" office:value-type="currency" office:currency="USD" office:value="42412" calcext:value-type="currency">
            <text:p>$42,412.00</text:p>
          </table:table-cell>
          <table:table-cell table:style-name="ce2" office:value-type="currency" office:currency="USD" office:value="36004.8" calcext:value-type="currency">
            <text:p>$36,004.80</text:p>
          </table:table-cell>
          <table:table-cell table:style-name="ce7" table:formula="of:=100*TRUNC(IMDIV([.C26];[.D26]);2)%" office:value-type="percentage" office:value="1.17" calcext:value-type="percentage">
            <text:p>117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https://www.brown.edu/academics/gradschool/financing-support/phd-funding/graduate-student-stipend-information</text:p>
          </table:table-cell>
          <table:table-cell table:number-columns-repeated="8"/>
          <table:table-cell office:value-type="string" calcext:value-type="string">
            <text:p>First-years receive a full stipend with no teaching obligations.</text:p>
          </table:table-cell>
        </table:table-row>
        <table:table-row table:style-name="ro1">
          <table:table-cell table:style-name="ce6" office:value-type="string" calcext:value-type="string">
            <text:p>Average:</text:p>
          </table:table-cell>
          <table:table-cell table:style-name="ce3"/>
          <table:table-cell table:style-name="ce2" table:formula="of:=AVERAGE([.C1:.C25])" office:value-type="currency" office:currency="USD" office:value="31990.0833333333" calcext:value-type="currency">
            <text:p>$31,990.08</text:p>
          </table:table-cell>
          <table:table-cell table:style-name="ce2" table:formula="of:=AVERAGE([.D1:.D25])" office:value-type="currency" office:currency="USD" office:value="41436.1" calcext:value-type="currency">
            <text:p>$41,436.10</text:p>
          </table:table-cell>
          <table:table-cell table:style-name="ce8" table:formula="of:=AVERAGE([.E1:.E25])" office:value-type="percentage" office:value="0.775833333333333" calcext:value-type="percentage">
            <text:p>77.58%</text:p>
          </table:table-cell>
          <table:table-cell table:number-columns-repeated="10"/>
          <table:table-cell table:style-name="ce2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2">
          <table:table-cell table:style-name="ce1" office:value-type="string" calcext:value-type="string">
            <text:p>Source:</text:p>
          </table:table-cell>
          <table:table-cell table:style-name="ce11" office:value-type="string" calcext:value-type="string">
            <text:p>USNews.com</text:p>
          </table:table-cell>
          <table:table-cell table:style-name="ce13" office:value-type="string" calcext:value-type="string">
            <text:p>See “source” column</text:p>
          </table:table-cell>
          <table:table-cell table:style-name="ce13" office:value-type="string" calcext:value-type="string">
            <text:p>MIT’s Living Wage Calculator</text:p>
          </table:table-cell>
          <table:table-cell table:style-name="ce13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 used were for a single adult with no children.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14" office:value-type="string" calcext:value-type="string">
            <text:p>† Data obtained from phdstipends.com because it was not available on the university website.</text:p>
          </table:table-cell>
          <table:table-cell table:number-columns-repeated="12"/>
        </table:table-row>
        <table:table-row table:style-name="ro1" table:number-rows-repeated="104854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1:Sheet1.P28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20:11:31.521000000</meta:creation-date>
    <dc:date>2022-11-16T00:23:06.404000000</dc:date>
    <meta:editing-duration>P1DT6H58M16S</meta:editing-duration>
    <meta:editing-cycles>72</meta:editing-cycles>
    <meta:generator>LibreOffice/7.4.2.3$Windows_X86_64 LibreOffice_project/382eef1f22670f7f4118c8c2dd222ec7ad009daf</meta:generator>
    <meta:document-statistic meta:table-count="1" meta:cell-count="210" meta:object-count="0"/>
  </office:meta>
</office:document-meta>
</file>